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4.128cm"/>
    </style:style>
    <style:style style:name="Tabela1.A1" style:family="table-cell">
      <style:table-cell-properties style:vertical-align="top" fo:padding="0.176cm" fo:border="1.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4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font-size="11pt" officeooo:rsid="00115d9e" officeooo:paragraph-rsid="00115d9e" style:font-size-asian="11pt" style:font-size-complex="11pt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font-size="11pt" officeooo:rsid="00133ced" officeooo:paragraph-rsid="00133ced" style:font-size-asian="11pt" style:font-size-complex="11pt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115%" fo:break-before="auto" fo:break-after="auto" style:writing-mode="lr-tb"/>
      <style:text-properties style:font-name="Times New Roman" fo:font-size="11pt" officeooo:rsid="00115d9e" officeooo:paragraph-rsid="00133ced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Times New Roman" fo:font-size="13pt" officeooo:rsid="00133ced" officeooo:paragraph-rsid="00133ced" style:font-size-asian="11pt" style:font-size-complex="11pt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Times New Roman" fo:font-size="13pt" style:font-size-asian="11pt" style:font-size-complex="11pt"/>
    </style:style>
    <style:style style:name="P18" style:family="paragraph" style:parent-style-name="Standard">
      <style:paragraph-properties fo:line-height="115%" fo:break-before="auto" fo:break-after="auto" style:writing-mode="lr-tb"/>
      <style:text-properties style:font-name="Times New Roman" fo:font-size="13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9" style:family="paragraph" style:parent-style-name="Standard">
      <style:paragraph-properties fo:line-height="115%" style:writing-mode="lr-tb"/>
      <style:text-properties style:font-name="Times New Roman" fo:font-size="11pt" officeooo:rsid="00115d9e" style:font-size-asian="11pt" style:font-size-complex="11pt"/>
    </style:style>
    <style:style style:name="P20" style:family="paragraph" style:parent-style-name="Standard">
      <style:paragraph-properties fo:line-height="115%" style:writing-mode="lr-tb"/>
      <style:text-properties style:font-name="Times New Roman" fo:font-size="11pt" officeooo:rsid="00115d9e" officeooo:paragraph-rsid="00115d9e" style:font-size-asian="11pt" style:font-size-complex="11pt"/>
    </style:style>
    <style:style style:name="P21" style:family="paragraph" style:parent-style-name="Standard">
      <style:paragraph-properties fo:line-height="115%" style:writing-mode="lr-tb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line-height="115%" style:writing-mode="lr-tb"/>
      <style:text-properties style:font-name="Times New Roman" fo:font-size="11pt" officeooo:rsid="00133ced" officeooo:paragraph-rsid="00133ced" style:font-size-asian="11pt" style:font-size-complex="11pt"/>
    </style:style>
    <style:style style:name="P23" style:family="paragraph" style:parent-style-name="Standard">
      <style:paragraph-properties fo:line-height="115%" style:writing-mode="lr-tb"/>
      <style:text-properties style:font-name="Times New Roman" fo:font-size="11pt" officeooo:rsid="00115d9e" officeooo:paragraph-rsid="00133ced" style:font-name-asian="Times New Roman" style:font-size-asian="11pt" style:font-name-complex="Times New Roman" style:font-size-complex="11pt"/>
    </style:style>
    <style:style style:name="P24" style:family="paragraph" style:parent-style-name="Standard">
      <style:paragraph-properties fo:line-height="115%" style:writing-mode="lr-tb"/>
      <style:text-properties style:font-name="Times New Roman" fo:font-size="11pt" fo:font-weight="normal" officeooo:rsid="00133ced" officeooo:paragraph-rsid="00133ce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break-before="page" style:writing-mode="lr-tb"/>
      <style:text-properties style:font-name="Times New Roman" fo:font-size="13pt" style:font-size-asian="11pt" style:font-size-complex="11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33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/>
      <text:p text:style-name="P3"/>
      <text:p text:style-name="P3"/>
      <text:p text:style-name="P3"/>
      <text:p text:style-name="P3"/>
      <text:p text:style-name="P2"><text:span text:style-name="T1">Projeto Prático -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><text:span text:style-name="T2">Daniel Miranda</text:span></text:p>
      <text:p text:style-name="P1"><text:span text:style-name="T2">Duilio Felix Oliveira da Silva</text:span></text:p>
      <text:p text:style-name="P1"><text:span text:style-name="T3">2º Sem. - Mac 0332 - Engenharia de Software</text:span></text:p>
      <text:p text:style-name="P1"><text:span text:style-name="T3">Prof. Marco Aurélio Gerosa</text:span></text:p>
      <text:p text:style-name="P25"><text:span text:style-name="T5">Histórico de revisões</text:span></text:p>
      <text:p text:style-name="P10"><text:span text:style-name="T7">Deverá conter uma tabela com o histórico de alterações do docum</text:span></text:p>
      <text:p text:style-name="P10"><text:span text:style-name="T7">ento. Siga o exemplo</text:span></text:p>
      <text:p text:style-name="P10"><text:span text:style-name="T7">a seguir. Cada alteração deve ser documentada neste histórico.</text:span></text:p>
      <text:p text:style-name="P13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6">Autor</text:p>
          </table:table-cell>
        </table:table-row>
        <table:table-row>
          <table:table-cell table:style-name="Tabela1.A1" office:value-type="string">
            <text:p text:style-name="P8"><text:span text:style-name="T4">&lt;dd/mmm/aa&gt;</text:span></text:p>
          </table:table-cell>
          <table:table-cell table:style-name="Tabela1.A1" office:value-type="string">
            <text:p text:style-name="P9"><text:span text:style-name="T4">&lt;x.x&gt; </text:span></text:p>
          </table:table-cell>
          <table:table-cell table:style-name="Tabela1.A1" office:value-type="string">
            <text:p text:style-name="P9"><text:span text:style-name="T4">&lt;detalhes&gt;</text:span></text:p>
          </table:table-cell>
          <table:table-cell table:style-name="Tabela1.A1" office:value-type="string">
            <text:p text:style-name="P9"><text:span text:style-name="T4">&lt;nome&gt;</text:span></text:p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</table:table-row>
      </table:table>
      <text:p text:style-name="P10"/>
      <text:p text:style-name="P15"/>
      <text:p text:style-name="P17"><text:span text:style-name="T5">Visão técnica</text:span></text:p>
      <text:p text:style-name="P10"><text:span text:style-name="T7">Elabore a visão técnica do sistema, seguindo o template do OpenUp(http://epf.eclipse.org/wikis/openup/).</text:span></text:p>
      <text:p text:style-name="P15"/>
      <text:p text:style-name="P16"><text:span text:style-name="T5">Levantamento de requisitos – casos de uso</text:span></text:p>
      <text:p text:style-name="P24"/>
      <text:p text:style-name="P24"><text:span text:style-name="T7">Diagrama de Casos de Uso entregue em anexo.</text:span></text:p>
      <text:p text:style-name="P19"/>
      <text:p text:style-name="P11"><text:span text:style-name="T6">Caso de uso 1:</text:span> Criar Deck.</text:p>
      <text:p text:style-name="P20">Ator:</text:p>
      <text:p text:style-name="P20"><text:s text:c="4"/>Usuário Cadastrado</text:p>
      <text:p text:style-name="P20">Descrição:</text:p>
      <text:p text:style-name="P20"><text:s text:c="4"/>Usuário cadastra e preenche um deck no sistema.</text:p>
      <text:p text:style-name="P20">Pré-Condições:</text:p>
      <text:p text:style-name="P20"><text:s text:c="4"/>Usuário está cadastrado, logado e exitem cartas suficientes no banco de dados.</text:p>
      <text:p text:style-name="P20">Pós-Condições:</text:p>
      <text:p text:style-name="P20"><text:s text:c="4"/>O deck é criado no sistema.</text:p>
      <text:p text:style-name="P20">Fluxo Principal:</text:p>
      <text:p text:style-name="P20"><text:s text:c="4"/><text:span text:style-name="T6">1.</text:span> <text:span text:style-name="T8">Usuário navega até a página de decks</text:span></text:p>
      <text:p text:style-name="P20"><text:s text:c="4"/><text:span text:style-name="T6">2. </text:span><text:span text:style-name="T8">Sistema exibe uma página contendo um link para cadastrar decks</text:span></text:p>
      <text:p text:style-name="P20"><text:s text:c="4"/><text:span text:style-name="T6">3. </text:span><text:span text:style-name="T8">Usuário clica no link para cadastrar o deck</text:span></text:p>
      <text:p text:style-name="P20"><text:s text:c="4"/><text:span text:style-name="T6">4.</text:span> <text:span text:style-name="T8">Sistema exibe a página de cadastro de decks contendo campos</text:span></text:p>
      <text:p text:style-name="P20"><text:s text:c="8"/><text:span text:style-name="T8">para identificação e preenchimento do deck</text:span></text:p>
      <text:p text:style-name="P20"><text:s text:c="4"/><text:span text:style-name="T6">5.</text:span> <text:span text:style-name="T8">Usuário preenche as informações do deck</text:span></text:p>
      <text:p text:style-name="P20"><text:s text:c="4"/><text:span text:style-name="T6">6.</text:span> <text:span text:style-name="T8">O Usuário procura uma carta no sistema para adicionar ao deck ou remove uma carta existente</text:span></text:p>
      <text:p text:style-name="P20"><text:s text:c="8"/><text:span text:style-name="T6">6a.</text:span> <text:span text:style-name="T8">O sistema verifica se a carta pode ser adicionada, dentro das regras do jogo.</text:span></text:p>
      <text:p text:style-name="P20"><text:s text:c="12"/><text:span text:style-name="T6">6aa.</text:span> <text:span text:style-name="T8">A carta pode ser adicionada: Cadastro procede</text:span></text:p>
      <text:p text:style-name="P20"><text:s text:c="12"/><text:span text:style-name="T6">6ab.</text:span> <text:span text:style-name="T8">A carta não pode ser adicionada: </text:span></text:p>
      <text:p text:style-name="P20"><text:s text:c="20"/><text:span text:style-name="T8">O sistema exibe uma mensagem de erro e o deck não é alterado</text:span></text:p>
      <text:p text:style-name="P20"><text:s text:c="8"/><text:span text:style-name="T6">6b.</text:span> <text:span text:style-name="T8">O Sistema remove a carta do deck</text:span></text:p>
      <text:p text:style-name="P20"><text:s text:c="4"/><text:span text:style-name="T6">8.</text:span> <text:span text:style-name="T8">O Usuário repete o passo 6 a gosto e clica no link de salvar deck</text:span></text:p>
      <text:p text:style-name="P20"><text:soft-page-break/><text:span text:style-name="T6">9.</text:span> <text:span text:style-name="T8">O Sistema salva o deck e redireciona o usuário para a página de decks</text:span></text:p>
      <text:p text:style-name="P20"/>
      <text:p text:style-name="P20"/>
      <text:p text:style-name="P20">Caso de Uso 2: Procurar cartas.</text:p>
      <text:p text:style-name="P21"><text:span text:style-name="T7"/></text:p>
      <text:p text:style-name="P17"><text:span text:style-name="T5">Levantamento de requisitos – histórias de usuário</text:span></text:p>
      <text:p text:style-name="P12">História de Usuário 1: Criar decks.</text:p>
      <text:p text:style-name="P14"><text:span text:style-name="T9">História</text:span> de Us<text:span text:style-name="T9">usáro</text:span> 2: Procurar cartas.</text:p>
      <text:p text:style-name="P23"/>
      <text:p text:style-name="P17"><text:span text:style-name="T5">Requisitos não-funcionais</text:span></text:p>
      <text:p text:style-name="P12"><text:span text:style-name="T7">Manutenabilidade - </text:span></text:p>
      <text:p text:style-name="P22"><text:span text:style-name="T7">Usabilidade - </text:span></text:p>
      <text:p text:style-name="P13"/>
      <text:p text:style-name="P18">Modelagem</text:p>
      <text:p text:style-name="P12"><text:span text:style-name="T7">Diagrama de Classes entregue em anexo.</text:span></text:p>
      <text:p text:style-name="P13"/>
      <text:p text:style-name="P18">Design</text:p>
      <text:p text:style-name="P10"><text:span text:style-name="T7">O diagrama de classes elaborado na modelagem deve ser transformado em um diagrama de design, onde constem visibilidades, atributos para representar associações, tipos de dados etc.</text:span></text:p>
      <text:p text:style-name="P13"/>
      <text:p text:style-name="P17"><text:span text:style-name="T5">Outros diagramas UML</text:span></text:p>
      <text:p text:style-name="P10"><text:span text:style-name="T7">Devem ser entregues um diagrama de objetos, um diagrama de estados, um diagrama de atividades, um diagrama de sequência e um diagrama de implantação.</text:span></text:p>
      <text:p text:style-name="P13"/>
      <text:p text:style-name="P18">Implementação</text:p>
      <text:p text:style-name="P12"><text:span text:style-name="T7">A implementação foi feita em Ruby on Rails.</text:span></text:p>
      <text:p text:style-name="P13"/>
      <text:p text:style-name="P18">Testes</text:p>
      <text:p text:style-name="P10"><text:span text:style-name="T7">O código desenvolvido deve ter testes de unidade e de aceitação.</text:span></text:p>
      <text:p text:style-name="P13"/>
      <text:p text:style-name="P17"><text:span text:style-name="T5">Sistema rodando</text:span></text:p>
      <text:p text:style-name="P13">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2</meta:editing-cycles>
    <dc:date>2014-12-04T11:13:54.046000000</dc:date>
    <meta:editing-duration>P0D</meta:editing-duration>
    <meta:document-statistic meta:table-count="1" meta:image-count="0" meta:object-count="0" meta:page-count="3" meta:paragraph-count="64" meta:word-count="391" meta:character-count="2476" meta:non-whitespace-character-count="2030"/>
  </office:meta>
</office:document-meta>
</file>